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style:min-row-height="1cm"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4" style:family="table-row">
      <style:table-row-properties fo:background-color="transparent" fo:keep-together="auto">
        <style:background-image/>
      </style:table-row-properties>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5" style:family="table-row">
      <style:table-row-properties fo:background-color="transparent" fo:keep-together="auto">
        <style:background-image/>
      </style:table-row-properties>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6" style:family="table-row">
      <style:table-row-properties fo:background-color="transparent" fo:keep-together="auto">
        <style:background-image/>
      </style:table-row-properties>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7" style:family="table-row">
      <style:table-row-properties fo:background-color="transparent" fo:keep-together="auto">
        <style:background-image/>
      </style:table-row-properties>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8" style:family="table-row">
      <style:table-row-properties fo:background-color="transparent" fo:keep-together="auto">
        <style:background-image/>
      </style:table-row-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3e03ca" officeooo:paragraph-rsid="023e03ca"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430ac2" officeooo:paragraph-rsid="02430ac2"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47f548" officeooo:paragraph-rsid="0247f548"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492380" officeooo:paragraph-rsid="02492380"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3e03ca" officeooo:paragraph-rsid="023e03ca"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492380" officeooo:paragraph-rsid="02492380"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24307e5" officeooo:paragraph-rsid="024307e5"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24307e5" officeooo:paragraph-rsid="021410fd"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2430ac2" officeooo:paragraph-rsid="02430ac2"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2445886" officeooo:paragraph-rsid="02445886"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34" style:family="paragraph" style:parent-style-name="Table_20_Contents">
      <style:paragraph-properties fo:text-align="center" style:justify-single-word="false"/>
      <style:text-properties style:font-name="FreeSans" fo:font-size="12pt" officeooo:rsid="021410fd" officeooo:paragraph-rsid="024307e5" style:font-size-asian="12pt" style:font-size-complex="12pt"/>
    </style:style>
    <style:style style:name="P35"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6" style:family="paragraph" style:parent-style-name="Table_20_Contents">
      <style:paragraph-properties fo:text-align="center" style:justify-single-word="false"/>
      <style:text-properties style:font-name="FreeSans" fo:font-size="12pt" officeooo:rsid="024307e5" officeooo:paragraph-rsid="024307e5" style:font-size-asian="12pt" style:font-size-complex="12pt"/>
    </style:style>
    <style:style style:name="P37" style:family="paragraph" style:parent-style-name="Table_20_Contents">
      <style:paragraph-properties fo:text-align="center" style:justify-single-word="false"/>
      <style:text-properties style:font-name="FreeSans" fo:font-size="12pt" officeooo:rsid="02445886" officeooo:paragraph-rsid="02445886" style:font-size-asian="12pt" style:font-size-complex="12pt"/>
    </style:style>
    <style:style style:name="P38" style:family="paragraph" style:parent-style-name="Footer">
      <style:text-properties fo:font-size="2pt" style:font-size-asian="1.75pt" style:font-size-complex="2pt"/>
    </style:style>
    <style:style style:name="P39"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0"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1"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42"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43"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4"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5"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6"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95a64" officeooo:paragraph-rsid="019a2bda"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55"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6"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57"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8"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59"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6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2"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3" style:family="paragraph" style:parent-style-name="Standard">
      <style:paragraph-properties fo:line-height="200%" fo:text-align="center" style:justify-single-word="false"/>
      <style:text-properties fo:letter-spacing="0.035cm" officeooo:rsid="0017e0f6" officeooo:paragraph-rsid="0066a7cb"/>
    </style:style>
    <style:style style:name="P64"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5"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6" style:family="paragraph" style:parent-style-name="Standard">
      <style:paragraph-properties fo:line-height="150%" fo:break-before="page"/>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8"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3" style:family="paragraph" style:parent-style-name="Standard" style:list-style-name="L1">
      <style:paragraph-properties fo:line-height="115%"/>
      <style:text-properties style:use-window-font-color="true" style:font-name="FreeSans" fo:font-size="14pt" fo:letter-spacing="0.035cm" fo:font-weight="normal" officeooo:rsid="01dbe1a7" officeooo:paragraph-rsid="0246d908" style:font-size-asian="14pt" style:font-weight-asian="normal" style:font-size-complex="14pt" style:font-weight-complex="normal"/>
    </style:style>
    <style:style style:name="P74"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75"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7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8" style:family="paragraph" style:parent-style-name="Table_20_Contents">
      <style:paragraph-properties fo:text-align="center" style:justify-single-word="false"/>
      <style:text-properties style:use-window-font-color="true" style:text-position="0% 100%" style:font-name="FreeSans" fo:font-size="12pt" fo:font-weight="normal" officeooo:rsid="024b04c0" officeooo:paragraph-rsid="024b04c0"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4b04c0" officeooo:paragraph-rsid="024b04c0" style:font-size-asian="12pt" style:font-weight-asian="normal" style:font-size-complex="12pt" style:font-weight-complex="normal"/>
    </style:style>
    <style:style style:name="P80"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1"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2" style:family="paragraph">
      <loext:graphic-properties draw:fill-color="#2c3756"/>
    </style:style>
    <style:style style:name="P8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42064d"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officeooo:rsid="022a252b"/>
    </style:style>
    <style:style style:name="T42" style:family="text">
      <style:text-properties officeooo:rsid="0237361d"/>
    </style:style>
    <style:style style:name="T43" style:family="text">
      <style:text-properties officeooo:rsid="0242064d"/>
    </style:style>
    <style:style style:name="T44" style:family="text">
      <style:text-properties officeooo:rsid="024307e5"/>
    </style:style>
    <style:style style:name="T45" style:family="text">
      <style:text-properties officeooo:rsid="02445886"/>
    </style:style>
    <style:style style:name="T46" style:family="text">
      <style:text-properties officeooo:rsid="0173b39a"/>
    </style:style>
    <style:style style:name="T47" style:family="text">
      <style:text-properties officeooo:rsid="006c620d"/>
    </style:style>
    <style:style style:name="T48" style:family="text">
      <style:text-properties officeooo:rsid="00532285"/>
    </style:style>
    <style:style style:name="T49" style:family="text">
      <style:text-properties officeooo:rsid="0246d908"/>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1">Plan de iteración</text:p>
      <text:p text:style-name="P62"><text:span text:style-name="T30">Fase de </text:span><text:span text:style-name="T31">construcción</text:span><text:span text:style-name="T30">:</text:span><text:span text:style-name="T28"> ITERACIÓN N.º </text:span><text:span text:style-name="T29">11</text:span></text:p>
      <text:p text:style-name="P63"><draw:frame draw:style-name="fr2" draw:name="Image1" text:anchor-type="as-char" svg:width="14.6cm" svg:height="6.6cm" draw:z-index="9"><draw:image xlink:href="Pictures/1000020100000226000000FA04E233DC2B932CD2.png" xlink:type="simple" xlink:show="embed" xlink:actuate="onLoad" loext:mime-type="image/png"/></draw:frame></text:p>
      <text:p text:style-name="P60"><text:span text:style-name="T4">Proyecto </text:span><text:span text:style-name="T6">Colibrí</text:span></text:p>
      <text:p text:style-name="P39"/>
      <text:p text:style-name="P43">Asignatura</text:p>
      <text:p text:style-name="P39">Laboratorio de desarrollo de software</text:p>
      <text:p text:style-name="P39"/>
      <text:p text:style-name="P43">Autor<text:span text:style-name="T3">es</text:span></text:p>
      <text:p text:style-name="P42">Cinthia Lima</text:p>
      <text:p text:style-name="P39"/>
      <text:p text:style-name="P43">Fecha de redacción</text:p>
      <text:p text:style-name="P41"><text:span text:style-name="T43">24</text:span>/04/2020</text:p>
      <text:p text:style-name="P64"><draw:custom-shape text:anchor-type="paragraph" draw:z-index="1" draw:name="Shape1" draw:style-name="gr2" draw:text-style-name="P8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5" svg:width="6.501cm" svg:height="18.5cm" svg:x="0.499cm" svg:y="0.75cm"><draw:text-box><text:p text:style-name="P84"><text:span text:style-name="T5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5"><text:span text:style-name="T39">Plan de </text:span><text:span text:style-name="T40">i</text:span><text:span text:style-name="T39">teración</text:span></text:p>
      <text:p text:style-name="P40"/>
      <text:p text:style-name="P48">Resumen</text:p>
      <text:p text:style-name="P69">El presente plan de iteración se divide en tres partes: en la primera parte del mismo se hace una introducción al documento, especificando su alcance y su propósito.</text:p>
      <text:p text:style-name="P6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9"/>
      <text:p text:style-name="P54">Alcance</text:p>
      <text:p text:style-name="P59">En esta <text:span text:style-name="T46">iteración</text:span> se <text:span text:style-name="T47">generarán</text:span> los <text:span text:style-name="T48">siguientes entregables</text:span>:</text:p>
      <text:list xml:id="list4201431533" text:style-name="L1">
        <text:list-item>
          <text:p text:style-name="P73"><text:span text:style-name="T49">Nueva estimación</text:span>.</text:p>
        </text:list-item>
      </text:list>
      <text:p text:style-name="P55"/>
      <text:p text:style-name="P46">Propósito</text:p>
      <text:p text:style-name="P44">Mediante este documento se buscan especificar las actividades que se van a desarrollar durante la iteración en curso.</text:p>
      <text:p text:style-name="P44">Este documento será utilizado por el grupo de desarrollo para guiarse a través de la iteración antes mencionada.</text:p>
      <text:p text:style-name="P53"/>
      <text:p text:style-name="P53">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7">Nombre de la tarea</text:p>
          </table:table-cell>
          <table:table-cell table:style-name="Tabla1.A1" office:value-type="string">
            <text:p text:style-name="P19">Fecha de </text:p>
            <text:p text:style-name="P16"><text:span text:style-name="T32">i</text:span>nicio </text:p>
          </table:table-cell>
          <table:table-cell table:style-name="Tabla1.A1" office:value-type="string">
            <text:p text:style-name="P18">Fecha de <text:span text:style-name="T34">finalización</text:span></text:p>
          </table:table-cell>
          <table:table-cell table:style-name="Tabla1.A1" office:value-type="string">
            <text:p text:style-name="P20">Fecha de <text:span text:style-name="T35">fin de iteración</text:span></text:p>
          </table:table-cell>
          <table:table-cell table:style-name="Tabla1.E1" office:value-type="string">
            <text:p text:style-name="P21">Responsable(s)</text:p>
          </table:table-cell>
        </table:table-row>
        <table:table-row table:style-name="Tabla1.2">
          <table:table-cell table:style-name="Tabla1.A2" office:value-type="string">
            <text:p text:style-name="P27">Implementa<text:span text:style-name="T49">r</text:span> <text:span text:style-name="T49">el </text:span>CU01 (Buscar formulario) <text:span text:style-name="T49">para la </text:span>aplicación móvil</text:p>
          </table:table-cell>
          <table:table-cell table:style-name="Tabla1.B4" office:value-type="string">
            <text:p text:style-name="P12">30/04/2020</text:p>
          </table:table-cell>
          <table:table-cell table:style-name="Tabla1.C4" office:value-type="string">
            <text:p text:style-name="P78">30/04/2020</text:p>
          </table:table-cell>
          <table:table-cell table:style-name="Tabla1.D4" office:value-type="string">
            <text:p text:style-name="P34"><text:span text:style-name="T45">04</text:span>/0<text:span text:style-name="T43">5</text:span>/2020</text:p>
          </table:table-cell>
          <table:table-cell table:style-name="Tabla1.E4" office:value-type="string">
            <text:p text:style-name="P36">Cinthia Lima</text:p>
          </table:table-cell>
        </table:table-row>
        <table:table-row table:style-name="Tabla1.3">
          <table:table-cell table:style-name="Tabla1.A2" office:value-type="string">
            <text:p text:style-name="P30">Realizar un<text:span text:style-name="T49">a</text:span> nueva estimación</text:p>
          </table:table-cell>
          <table:table-cell table:style-name="Tabla1.B4" office:value-type="string">
            <text:p text:style-name="P79">-</text:p>
          </table:table-cell>
          <table:table-cell table:style-name="Tabla1.C4" office:value-type="string">
            <text:p text:style-name="P14">-</text:p>
          </table:table-cell>
          <table:table-cell table:style-name="Tabla1.D4" office:value-type="string">
            <text:p text:style-name="P37">04/05/2020</text:p>
          </table:table-cell>
          <table:table-cell table:style-name="Tabla1.E4" office:value-type="string">
            <text:p text:style-name="P37">Cinthia Lima</text:p>
          </table:table-cell>
        </table:table-row>
        <table:table-row table:style-name="Tabla1.4">
          <table:table-cell table:style-name="Tabla1.A2" office:value-type="string">
            <text:p text:style-name="P28"><text:span text:style-name="T49">Implementar el p</text:span>rocesamiento de respuestas enviadas de<text:span text:style-name="T49">sde</text:span> la aplicación móvil en el servidor</text:p>
          </table:table-cell>
          <table:table-cell table:style-name="Tabla1.B4" office:value-type="string">
            <text:p text:style-name="P13">29/04/2020</text:p>
          </table:table-cell>
          <table:table-cell table:style-name="Tabla1.C4" office:value-type="string">
            <text:p text:style-name="P10">-</text:p>
          </table:table-cell>
          <table:table-cell table:style-name="Tabla1.D4" office:value-type="string">
            <text:p text:style-name="P32"><text:span text:style-name="T45">04</text:span>/0<text:span text:style-name="T43">5</text:span>/2020</text:p>
          </table:table-cell>
          <table:table-cell table:style-name="Tabla1.E4" office:value-type="string">
            <text:p text:style-name="P37">Ariel Machini</text:p>
          </table:table-cell>
        </table:table-row>
        <table:table-row table:style-name="Tabla1.5">
          <table:table-cell table:style-name="Tabla1.A2" office:value-type="string">
            <text:p text:style-name="P29">Modificar el CU02 (Completar y enviar un formulario) de la aplicación <text:span text:style-name="T49">w</text:span>eb <text:span text:style-name="T49">para que se adapte a los </text:span><text:soft-page-break/><text:span text:style-name="T49">nuevos requerimientos del usuario (que también se envíen las respuestas por correo)</text:span></text:p>
          </table:table-cell>
          <table:table-cell table:style-name="Tabla1.B5" office:value-type="string">
            <text:p text:style-name="P11">24/04/2020</text:p>
          </table:table-cell>
          <table:table-cell table:style-name="Tabla1.C5" office:value-type="string">
            <text:p text:style-name="P15">30/04/2020</text:p>
          </table:table-cell>
          <table:table-cell table:style-name="Tabla1.D5" office:value-type="string">
            <text:p text:style-name="P33"><text:span text:style-name="T45">04</text:span>/0<text:span text:style-name="T43">5</text:span>/2020</text:p>
          </table:table-cell>
          <table:table-cell table:style-name="Tabla1.E5" office:value-type="string">
            <text:p text:style-name="P35">Ariel Machini</text:p>
          </table:table-cell>
        </table:table-row>
        <table:table-row table:style-name="Tabla1.6">
          <table:table-cell table:style-name="Tabla1.A2" office:value-type="string">
            <text:p text:style-name="P26">Evaluación del plan de iteración</text:p>
          </table:table-cell>
          <table:table-cell table:style-name="Tabla1.B6" office:value-type="string">
            <text:p text:style-name="P10">-</text:p>
          </table:table-cell>
          <table:table-cell table:style-name="Tabla1.C6" office:value-type="string">
            <text:p text:style-name="P10">-</text:p>
          </table:table-cell>
          <table:table-cell table:style-name="Tabla1.D6" office:value-type="string">
            <text:p text:style-name="P33"><text:span text:style-name="T45">04</text:span>/0<text:span text:style-name="T43">5</text:span>/2020</text:p>
          </table:table-cell>
          <table:table-cell table:style-name="Tabla1.E6" office:value-type="string">
            <text:p text:style-name="P31">Ariel Machini y Cinthia Lima</text:p>
          </table:table-cell>
        </table:table-row>
        <table:table-row table:style-name="Tabla1.7">
          <table:table-cell table:style-name="Tabla1.A7" table:number-columns-spanned="5" office:value-type="string">
            <text:p text:style-name="P22">Observaciones</text:p>
          </table:table-cell>
          <table:covered-table-cell/>
          <table:covered-table-cell/>
          <table:covered-table-cell/>
          <table:covered-table-cell/>
        </table:table-row>
        <table:table-row table:style-name="Tabla1.8">
          <table:table-cell table:style-name="Tabla1.A7" table:number-columns-spanned="5" office:value-type="string">
            <text:p text:style-name="P23"><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24"><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5"><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45"/>
      <text:p text:style-name="P47">Re<text:span text:style-name="T7">cursos</text:span></text:p>
      <text:p text:style-name="P70">Humanos:</text:p>
      <text:list xml:id="list3529327869" text:style-name="L2">
        <text:list-item>
          <text:p text:style-name="P80"><text:span text:style-name="T33">Dos</text:span> analistas:</text:p>
          <text:list>
            <text:list-item>
              <text:p text:style-name="P81">Lima, Cinthia.</text:p>
            </text:list-item>
            <text:list-item>
              <text:p text:style-name="P81">Machini, Ariel.</text:p>
            </text:list-item>
          </text:list>
        </text:list-item>
      </text:list>
      <text:p text:style-name="P67"/>
      <text:p text:style-name="P70">Ha<text:span text:style-name="T8">r</text:span>dware:</text:p>
      <text:list xml:id="list1155153023" text:style-name="L3">
        <text:list-item>
          <text:p text:style-name="P75">Notebook Lenovo Legion Y720.</text:p>
        </text:list-item>
        <text:list-item>
          <text:p text:style-name="P75">Notebook Banghó MAX G01.</text:p>
        </text:list-item>
      </text:list>
      <text:p text:style-name="P9"/>
      <text:p text:style-name="P8"><text:span text:style-name="T10">M</text:span><text:span text:style-name="T9">isceláneo:</text:span></text:p>
      <text:list xml:id="list3103558835" text:style-name="L4">
        <text:list-item>
          <text:p text:style-name="P76"><text:span text:style-name="T32">Acceso a </text:span>Internet.</text:p>
        </text:list-item>
        <text:list-item>
          <text:p text:style-name="P77">Repositorio <text:span text:style-name="T32">(</text:span>en GitHub<text:span text:style-name="T32">)</text:span>.</text:p>
        </text:list-item>
      </text:list>
      <text:p text:style-name="P68"/>
      <text:p text:style-name="P52">Objetivos alcanzados</text:p>
      <text:p text:style-name="P56">De las <text:span text:style-name="T49">x (x) </text:span>tareas definidas se pudieron ejecutar y termina<text:span text:style-name="T38">r y (y) </text:span>con éxito:</text:p>
      <text:list xml:id="list3831449625" text:style-name="L5">
        <text:list-item>
          <text:p text:style-name="P74">A definir.</text:p>
        </text:list-item>
      </text:list>
      <text:p text:style-name="P51"/>
      <text:p text:style-name="P66">Conclusión</text:p>
      <text:p text:style-name="P58">A definir.</text:p>
      <text:p text:style-name="P57"/>
      <text:p text:style-name="P49">Estado del repositorio</text:p>
      <text:p text:style-name="P71"><text:span text:style-name="T5">Versión </text:span><text:span text:style-name="T27">inicial</text:span><text:span text:style-name="T5"> – </text:span><text:span text:style-name="T27">final</text:span><text:span text:style-name="T5">:</text:span> <text:span text:style-name="T42">281</text:span> – ?</text:p>
      <text:p text:style-name="P71"/>
      <text:p text:style-name="P50">Estado del repositorio <text:span text:style-name="T41">(aplicación móvil)</text:span></text:p>
      <text:p text:style-name="P72"><text:span text:style-name="T5">Versión </text:span><text:span text:style-name="T27">inicial</text:span><text:span text:style-name="T5"> – </text:span><text:span text:style-name="T27">final</text:span><text:span text:style-name="T5">:</text:span> <text:span text:style-name="T44">22</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4-30T23:14:04.070559924</dc:date>
    <meta:editing-duration>P1DT18H13M8S</meta:editing-duration>
    <meta:editing-cycles>453</meta:editing-cycles>
    <meta:generator>LibreOffice/6.0.7.3$Linux_X86_64 LibreOffice_project/00m0$Build-3</meta:generator>
    <dc:title>Plan de Iteración</dc:title>
    <dc:subject>Horizon</dc:subject>
    <dc:creator>Cinthia Lima</dc:creator>
    <meta:document-statistic meta:table-count="3" meta:image-count="3" meta:object-count="0" meta:page-count="5" meta:paragraph-count="86" meta:word-count="446" meta:character-count="2752" meta:non-whitespace-character-count="2390"/>
  </office:meta>
</office:document-meta>
</file>